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86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2" table:number-columns-repeated="57" table:default-cell-style-name="ce1"/>
        <table:table-row table:style-name="ro1">
          <table:table-cell office:value-type="string" calcext:value-type="string">
            <text:p>Strategy 0</text:p>
          </table:table-cell>
          <table:table-cell office:value-type="string" calcext:value-type="string">
            <text:p>CROU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5000x5000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9.274649337" calcext:value-type="float">
            <text:p>319.274649337</text:p>
          </table:table-cell>
          <table:table-cell office:value-type="float" office:value="341.377156208" calcext:value-type="float">
            <text:p>341.377156208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trategy 1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2.479396680999" calcext:value-type="float">
            <text:p>162.479396680999</text:p>
          </table:table-cell>
          <table:table-cell office:value-type="float" office:value="177.765878258999" calcext:value-type="float">
            <text:p>177.765878258999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.145673962999" calcext:value-type="float">
            <text:p>85.145673962999</text:p>
          </table:table-cell>
          <table:table-cell office:value-type="float" office:value="100.539108731" calcext:value-type="float">
            <text:p>100.539108731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.697061913999" calcext:value-type="float">
            <text:p>80.697061913999</text:p>
          </table:table-cell>
          <table:table-cell office:value-type="float" office:value="96.294049826" calcext:value-type="float">
            <text:p>96.294049826</text:p>
          </table:table-cell>
          <table:table-cell table:number-columns-repeated="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.132435882999" calcext:value-type="float">
            <text:p>75.132435882999</text:p>
          </table:table-cell>
          <table:table-cell office:value-type="float" office:value="90.493950440001" calcext:value-type="float">
            <text:p>90.493950440001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rategy 2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.508405637001" calcext:value-type="float">
            <text:p>163.508405637001</text:p>
          </table:table-cell>
          <table:table-cell office:value-type="float" office:value="186.273019323" calcext:value-type="float">
            <text:p>186.273019323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.903110914" calcext:value-type="float">
            <text:p>85.903110914</text:p>
          </table:table-cell>
          <table:table-cell office:value-type="float" office:value="105.333794716" calcext:value-type="float">
            <text:p>105.333794716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.909748081" calcext:value-type="float">
            <text:p>79.909748081</text:p>
          </table:table-cell>
          <table:table-cell office:value-type="float" office:value="102.545947523999" calcext:value-type="float">
            <text:p>102.545947523999</text:p>
          </table:table-cell>
          <table:table-cell table:number-columns-repeated="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.388886621" calcext:value-type="float">
            <text:p>75.388886621</text:p>
          </table:table-cell>
          <table:table-cell office:value-type="float" office:value="98.634299662001" calcext:value-type="float">
            <text:p>98.634299662001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rategy 3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2.143316958998" calcext:value-type="float">
            <text:p>182.143316958998</text:p>
          </table:table-cell>
          <table:table-cell office:value-type="float" office:value="206.424212378999" calcext:value-type="float">
            <text:p>206.424212378999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.868852036998" calcext:value-type="float">
            <text:p>96.868852036998</text:p>
          </table:table-cell>
          <table:table-cell office:value-type="float" office:value="119.453009527999" calcext:value-type="float">
            <text:p>119.453009527999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.409482691" calcext:value-type="float">
            <text:p>88.409482691</text:p>
          </table:table-cell>
          <table:table-cell office:value-type="float" office:value="112.610713308" calcext:value-type="float">
            <text:p>112.610713308</text:p>
          </table:table-cell>
          <table:table-cell table:number-columns-repeated="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.608965352003" calcext:value-type="float">
            <text:p>72.608965352003</text:p>
          </table:table-cell>
          <table:table-cell office:value-type="float" office:value="95.394486948" calcext:value-type="float">
            <text:p>95.394486948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rategy 4</text:p>
          </table:table-cell>
          <table:table-cell table:style-name="ce3" table:number-columns-repeated="2"/>
          <table:table-cell office:value-type="string" calcext:value-type="string">
            <text:p>1024x1024</text:p>
          </table:table-cell>
          <table:table-cell/>
          <table:table-cell office:value-type="string" calcext:value-type="string">
            <text:p>Strategy 0</text:p>
          </table:table-cell>
          <table:table-cell/>
          <table:table-cell office:value-type="string" calcext:value-type="string">
            <text:p>1024x1024</text:p>
          </table:table-cell>
          <table:table-cell/>
          <table:table-cell office:value-type="string" calcext:value-type="string">
            <text:p>Yellow denotes old values.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.240977287292" calcext:value-type="float">
            <text:p>4.240977287292</text:p>
          </table:table-cell>
          <table:table-cell table:style-name="ce3" office:value-type="float" office:value="31.558750152588" calcext:value-type="float">
            <text:p>31.558750152588</text:p>
          </table:table-cell>
          <table:table-cell table:number-columns-repeated="2"/>
          <table:table-cell office:value-type="string" calcext:value-type="string">
            <text:p>CROUT</text:p>
          </table:table-cell>
          <table:table-cell office:value-type="string" calcext:value-type="string">
            <text:p>MAIN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.450758695602" calcext:value-type="float">
            <text:p>3.450758695602</text:p>
          </table:table-cell>
          <table:table-cell table:style-name="ce3" office:value-type="float" office:value="31.518998146057" calcext:value-type="float">
            <text:p>31.518998146057</text:p>
          </table:table-cell>
          <table:table-cell table:number-columns-repeated="2"/>
          <table:table-cell office:value-type="float" office:value="0.933873504" calcext:value-type="float">
            <text:p>0.933873504</text:p>
          </table:table-cell>
          <table:table-cell office:value-type="float" office:value="1.690339334" calcext:value-type="float">
            <text:p>1.690339334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3.752987861633" calcext:value-type="float">
            <text:p>3.752987861633</text:p>
          </table:table-cell>
          <table:table-cell table:style-name="ce3" office:value-type="float" office:value="32.622281312943" calcext:value-type="float">
            <text:p>32.622281312943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4.836947917938" calcext:value-type="float">
            <text:p>4.836947917938</text:p>
          </table:table-cell>
          <table:table-cell table:style-name="ce3" office:value-type="float" office:value="35.092493057251" calcext:value-type="float">
            <text:p>35.092493057251</text:p>
          </table:table-cell>
          <table:table-cell table:number-columns-repeated="6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275.457711458206" calcext:value-type="float">
            <text:p>275.457711458206</text:p>
          </table:table-cell>
          <table:table-cell table:style-name="ce3" office:value-type="float" office:value="353.80548620224" calcext:value-type="float">
            <text:p>353.80548620224</text:p>
          </table:table-cell>
          <table:table-cell/>
          <table:table-cell office:value-type="string" calcext:value-type="string">
            <text:p>j-n instead of 0-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TER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28549337387" calcext:value-type="float">
            <text:p>4.128549337387</text:p>
          </table:table-cell>
          <table:table-cell office:value-type="float" office:value="4.826861381531" calcext:value-type="float">
            <text:p>4.826861381531</text:p>
          </table:table-cell>
          <table:table-cell/>
          <table:table-cell office:value-type="string" calcext:value-type="string">
            <text:p>These are new values to consider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25779104233" calcext:value-type="float">
            <text:p>3.425779104233</text:p>
          </table:table-cell>
          <table:table-cell office:value-type="float" office:value="4.033477306366" calcext:value-type="float">
            <text:p>4.033477306366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20579385757" calcext:value-type="float">
            <text:p>3.720579385757</text:p>
          </table:table-cell>
          <table:table-cell office:value-type="float" office:value="4.365938425064" calcext:value-type="float">
            <text:p>4.365938425064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724015235901" calcext:value-type="float">
            <text:p>4.724015235901</text:p>
          </table:table-cell>
          <table:table-cell office:value-type="float" office:value="5.531945228577" calcext:value-type="float">
            <text:p>5.531945228577</text:p>
          </table:table-cell>
          <table:table-cell table:number-columns-repeated="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1.782623529434" calcext:value-type="float">
            <text:p>291.782623529434</text:p>
          </table:table-cell>
          <table:table-cell office:value-type="float" office:value="293.807200193405" calcext:value-type="float">
            <text:p>293.807200193405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rategy 4</text:p>
          </table:table-cell>
          <table:table-cell table:number-columns-repeated="2"/>
          <table:table-cell office:value-type="string" calcext:value-type="string">
            <text:p>2500x2500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.5163230896" calcext:value-type="float">
            <text:p>45.5163230896</text:p>
          </table:table-cell>
          <table:table-cell office:value-type="float" office:value="50.721384763718" calcext:value-type="float">
            <text:p>50.721384763718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.24768781662" calcext:value-type="float">
            <text:p>174.24768781662</text:p>
          </table:table-cell>
          <table:table-cell office:value-type="float" office:value="180.088721036911" calcext:value-type="float">
            <text:p>180.088721036911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5.003243207932" calcext:value-type="float">
            <text:p>335.003243207932</text:p>
          </table:table-cell>
          <table:table-cell office:value-type="float" office:value="341.039425849915" calcext:value-type="float">
            <text:p>341.039425849915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3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4-20T18:01:37Z</meta:creation-date>
    <dc:date>2021-04-26T16:11:28.238701774</dc:date>
    <meta:editing-cycles>8</meta:editing-cycles>
    <meta:editing-duration>PT1H57M14S</meta:editing-duration>
    <meta:document-statistic meta:table-count="1" meta:cell-count="101" meta:object-count="0"/>
  </office:meta>
</office:document-meta>
</file>